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f77" officeooo:paragraph-rsid="000adf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three address statements for simple if progr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0:26:15.810257611</meta:creation-date>
    <dc:date>2018-04-04T00:26:50.428359420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59" meta:non-whitespace-character-count="52"/>
    <meta:generator>LibreOffice/4.2.8.2$Linux_X86_64 LibreOffice_project/420m0$Build-2</meta:generator>
  </office:meta>
</office:document-meta>
</file>